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5000000ADA59279D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1cm" svg:stroke-color="#2a8ec0" draw:marker-start-width="0.34cm" draw:marker-end-width="0.34cm" draw:fill="none" draw:textarea-horizontal-align="justify" draw:textarea-vertical-align="middle" draw:auto-grow-height="false" fo:padding-top="0.005cm" fo:padding-bottom="0.005cm" fo:padding-left="0.005cm" fo:padding-right="0.00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463cm"/>
    </style:style>
    <style:style style:name="gr4" style:family="graphic" style:parent-style-name="standard">
      <style:graphic-properties draw:stroke="none" svg:stroke-color="#000000" draw:fill="none" draw:fill-color="#ffffff" fo:min-height="0.701cm"/>
    </style:style>
    <style:style style:name="P1" style:family="paragraph">
      <style:paragraph-properties fo:text-align="center"/>
    </style:style>
    <style:style style:name="P2" style:family="paragraph">
      <style:paragraph-properties fo:margin-left="0cm" fo:margin-right="0cm" fo:text-align="end" fo:text-indent="0cm"/>
      <style:text-properties fo:font-size="8pt"/>
    </style:style>
    <style:style style:name="P3" style:family="paragraph">
      <style:paragraph-properties fo:margin-left="0cm" fo:margin-right="0cm" fo:text-indent="0cm"/>
      <style:text-properties fo:font-size="8pt"/>
    </style:style>
    <style:style style:name="P4" style:family="paragraph">
      <style:paragraph-properties fo:margin-left="0cm" fo:margin-right="0cm" fo:text-align="end" fo:text-indent="0cm"/>
      <style:text-properties fo:color="#2a8ec0" fo:font-size="8pt" style:font-size-asian="24pt" style:font-size-complex="24pt"/>
    </style:style>
    <style:style style:name="P5" style:family="paragraph">
      <style:paragraph-properties fo:margin-left="0cm" fo:margin-right="0cm" fo:text-indent="0cm"/>
      <style:text-properties fo:color="#2a8ec0" fo:font-size="8pt" style:font-size-asian="24pt" style:font-size-complex="24pt"/>
    </style:style>
    <style:style style:name="T1" style:family="text">
      <style:text-properties fo:font-size="8pt"/>
    </style:style>
    <style:style style:name="T2" style:family="text">
      <style:text-properties fo:color="#2a8ec0" fo:font-size="8pt"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cd_5f_labels">
        <office:forms form:automatic-focus="false" form:apply-design-mode="false"/>
        <draw:custom-shape draw:style-name="gr1" draw:text-style-name="P1" draw:layer="layout" svg:width="15.581cm" svg:height="5.703cm" svg:x="2.793cm" svg:y="5.086cm">
          <text:p/>
          <draw:enhanced-geometry svg:viewBox="0 0 21600 21600" draw:type="rectangle" draw:enhanced-path="M 0 0 L 21600 0 21600 21600 0 21600 0 0 Z N"/>
        </draw:custom-shape>
        <draw:frame draw:style-name="gr2" draw:text-style-name="P1" draw:layer="layout" svg:width="3.651cm" svg:height="0.955cm" svg:x="11.814cm" svg:y="5.289cm">
          <draw:image xlink:href="Pictures/1000000000000295000000ADA59279DB.png" xlink:type="simple" xlink:show="embed" xlink:actuate="onLoad">
            <text:p/>
          </draw:image>
        </draw:frame>
        <draw:frame draw:style-name="gr3" draw:text-style-name="P3" draw:layer="layout" svg:width="3.002cm" svg:height="0.463cm" svg:x="12.463cm" svg:y="10.233cm">
          <draw:text-box>
            <text:p text:style-name="P2"><text:span text:style-name="T1">Version: 1.0</text:span></text:p>
          </draw:text-box>
        </draw:frame>
        <draw:frame draw:style-name="gr4" draw:text-style-name="P5" draw:layer="layout" svg:width="2.126cm" svg:height="0.701cm" svg:x="13.339cm" svg:y="6.099cm">
          <draw:text-box>
            <text:p text:style-name="P4"><text:span text:style-name="T2">AuditTrack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701cm" fo:margin-bottom="1.6cm" fo:margin-left="4.7cm" fo:margin-right="4.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cd_5f_labels" style:display-name="cd_labels"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description>
===========================================
The Initial Developer of the Original Code is:
     Sven Vermeulen (Siboy@openoffice.org)

  Copyrigt: 2003 by Sven Vermeulen
  Copyrigt: 2003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Beschriftung und Etiketten</dc:subject>
    <meta:creation-date>2007-04-10T13:39:28</meta:creation-date>
    <dc:date>2007-04-10T14:08:42</dc:date>
    <meta:print-date>2007-04-10T14:04:18</meta:print-date>
    <dc:language>de-DE</dc:language>
    <meta:editing-cycles>0</meta:editing-cycles>
    <meta:editing-duration>PT0S</meta:editing-duration>
    <meta:user-defined meta:name="Info 1"/>
    <meta:user-defined meta:name="Info 2"/>
    <meta:user-defined meta:name="Info 3"/>
    <meta:user-defined meta:name="Info 4"/>
    <meta:document-statistic meta:object-count="4"/>
  </office:meta>
</office:document-meta>
</file>